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37b70"/>
    </style:style>
    <style:style style:name="ce3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  <table:table-cell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office:value-type="string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3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3" table:formula="of:=INDIRECT(CONCATENATE([.AA1];CODE([.AA2])-64))" office:value-type="string" office:string-value="M" calcext:value-type="string">
            <text:p>M</text:p>
          </table:table-cell>
          <table:table-cell table:style-name="ce3" table:formula="of:=INDIRECT(CONCATENATE([.AB1];CODE([.AB2])-64))" office:value-type="string" office:string-value="O" calcext:value-type="string">
            <text:p>O</text:p>
          </table:table-cell>
          <table:table-cell table:style-name="ce3" table:formula="of:=INDIRECT(CONCATENATE([.AC1];CODE([.AC2])-64))" office:value-type="string" office:string-value="S" calcext:value-type="string">
            <text:p>S</text:p>
          </table:table-cell>
          <table:table-cell table:style-name="ce3" table:formula="of:=INDIRECT(CONCATENATE([.AD1];CODE([.AD2])-64))" office:value-type="string" office:string-value="R" calcext:value-type="string">
            <text:p>R</text:p>
          </table:table-cell>
          <table:table-cell table:style-name="ce3" table:formula="of:=INDIRECT(CONCATENATE([.AE1];CODE([.AE2])-64))" office:value-type="string" office:string-value="W" calcext:value-type="string">
            <text:p>W</text:p>
          </table:table-cell>
          <table:table-cell table:style-name="ce3" table:formula="of:=INDIRECT(CONCATENATE([.AF1];CODE([.AF2])-64))" office:value-type="string" office:string-value="M" calcext:value-type="string">
            <text:p>M</text:p>
          </table:table-cell>
          <table:table-cell table:style-name="ce3" table:formula="of:=INDIRECT(CONCATENATE([.AG1];CODE([.AG2])-64))" office:value-type="string" office:string-value="B" calcext:value-type="string">
            <text:p>B</text:p>
          </table:table-cell>
          <table:table-cell table:style-name="ce3" table:formula="of:=INDIRECT(CONCATENATE([.AH1];CODE([.AH2])-64))" office:value-type="string" office:string-value="J" calcext:value-type="string">
            <text:p>J</text:p>
          </table:table-cell>
          <table:table-cell table:style-name="ce3" table:formula="of:=INDIRECT(CONCATENATE([.AI1];CODE([.AI2])-64))" office:value-type="string" office:string-value="E" calcext:value-type="string">
            <text:p>E</text:p>
          </table:table-cell>
          <table:table-cell table:style-name="ce3" table:formula="of:=INDIRECT(CONCATENATE([.AJ1];CODE([.AJ2])-64))" office:value-type="string" office:string-value="H" calcext:value-type="string">
            <text:p>H</text:p>
          </table:table-cell>
          <table:table-cell table:style-name="ce3" table:formula="of:=INDIRECT(CONCATENATE([.AK1];CODE([.AK2])-64))" office:value-type="string" office:string-value="S" calcext:value-type="string">
            <text:p>S</text:p>
          </table:table-cell>
          <table:table-cell table:style-name="ce3" table:formula="of:=INDIRECT(CONCATENATE([.AL1];CODE([.AL2])-64))" office:value-type="string" office:string-value="O" calcext:value-type="string">
            <text:p>O</text:p>
          </table:table-cell>
          <table:table-cell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3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/>
          <table:table-cell office:value-type="string" calcext:value-type="string">
            <text:p>`=Adr.pośr()</text:p>
          </table:table-cell>
          <table:table-cell table:number-columns-repeated="11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/>
          <table:table-cell office:value-type="string" calcext:value-type="string">
            <text:p>`=Adr.pośr(Złącz.teksty(AA1;kod(AA2)-64))</text:p>
          </table:table-cell>
          <table:table-cell table:number-columns-repeated="11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/>
          <table:table-cell office:value-type="string" calcext:value-type="string">
            <text:p>`=kod(‘’T’’)</text:p>
          </table:table-cell>
          <table:table-cell table:number-columns-repeated="11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3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3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3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3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3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3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3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3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3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3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3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3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3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3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3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5:52.412999899</meta:creation-date>
    <dc:date>2018-02-09T11:39:59.994480195</dc:date>
    <meta:editing-duration>PT11M56S</meta:editing-duration>
    <meta:editing-cycles>2</meta:editing-cycles>
    <meta:generator>LibreOffice/5.4.2.2$Linux_X86_64 LibreOffice_project/40m0$Build-2</meta:generator>
    <meta:document-statistic meta:table-count="1" meta:cell-count="727" meta:object-count="0"/>
  </office:meta>
</office:document-meta>
</file>